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0.45cm" fo:min-width="4.4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.45cm" fo:min-width="4.4cm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 fo:min-height="0.95cm" fo:min-width="3.6cm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0.45cm" fo:min-width="2.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 fo:min-height="0.95cm" fo:min-width="3.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02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 fo:min-height="0.75cm" fo:min-width="2.8cm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 fo:min-height="0.65cm" fo:min-width="2.8cm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 fo:min-height="0.7cm" fo:min-width="2.8cm"/>
    </style:style>
    <style:style style:name="gr12" style:family="graphic" style:parent-style-name="standard">
      <style:graphic-properties draw:fill="solid" draw:fill-color="#cccccc" draw:textarea-horizontal-align="justify" draw:textarea-vertical-align="middle" draw:auto-grow-height="false" fo:min-height="0.6cm" fo:min-width="2.8cm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 fo:min-height="0.625cm" fo:min-width="2.8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0.85cm" fo:min-width="2.8cm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0.55cm" fo:min-width="2.8cm"/>
    </style:style>
    <style:style style:name="P1" style:family="paragraph">
      <style:paragraph-properties fo:text-align="center"/>
      <style:text-properties style:use-window-font-color="true" style:font-name="Arial" fo:font-size="11pt" fo:font-weight="normal" style:font-size-asian="12pt" style:font-weight-asian="bold" style:font-size-complex="12pt" style:font-weight-complex="bold"/>
    </style:style>
    <style:style style:name="P2" style:family="paragraph">
      <loext:graphic-properties draw:fill="solid" draw:fill-color="#dddddd"/>
      <style:paragraph-properties fo:text-align="center"/>
      <style:text-properties style:use-window-font-color="true" style:font-name="Arial" fo:font-size="11pt" fo:font-weight="normal" style:font-size-asian="12pt" style:font-weight-asian="bold" style:font-size-complex="12pt" style:font-weight-complex="bold"/>
    </style:style>
    <style:style style:name="P3" style:family="paragraph">
      <loext:graphic-properties draw:fill="solid" draw:fill-color="#cccccc"/>
      <style:paragraph-properties fo:text-align="center"/>
      <style:text-properties style:use-window-font-color="true" style:font-name="Arial" fo:font-size="11pt" fo:font-weight="normal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  <style:text-properties style:use-window-font-color="true" style:font-name="Arial" fo:font-size="11pt" fo:font-weight="normal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9cm" svg:height="0.7cm" svg:x="38.2cm" svg:y="2cm">
          <text:p text:style-name="P1"><text:span text:style-name="T1">Consejo Direct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measurelines" svg:width="4.9cm" svg:height="0.7cm" svg:x="38.2cm" svg:y="3.7cm">
          <text:p text:style-name="P1"><text:span text:style-name="T1">Dirección del 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measurelines" svg:width="4.1cm" svg:height="1.2cm" svg:x="17.54cm" svg:y="11.2cm">
          <text:p text:style-name="P1"><text:span text:style-name="T1">Departamento de</text:span></text:p>
          <text:p text:style-name="P1"><text:span text:style-name="T1"><text:s/></text:span><text:span text:style-name="T1">Medici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18.44cm" svg:y="12.6cm">
          <text:p text:style-name="P1"><text:span text:style-name="T1">Medicina Inter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measurelines" svg:width="4.9cm" svg:height="0.7cm" svg:x="43.214cm" svg:y="4.84cm">
          <text:p text:style-name="P1"><text:span text:style-name="T1">Coord. Defensa Civ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measurelines" svg:width="4.9cm" svg:height="0.7cm" svg:x="33cm" svg:y="7.1cm">
          <text:p text:style-name="P1"><text:span text:style-name="T1">Comisión Técn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measurelines" svg:width="4.9cm" svg:height="0.7cm" svg:x="43.2cm" svg:y="6cm">
          <text:p text:style-name="P1"><text:span text:style-name="T1">Epidemi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measurelines" svg:width="4.9cm" svg:height="0.7cm" svg:x="33cm" svg:y="6cm">
          <text:p text:style-name="P1"><text:span text:style-name="T1">Consultoria Juríd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measurelines" svg:width="4.9cm" svg:height="0.7cm" svg:x="43.2cm" svg:y="7.1cm">
          <text:p text:style-name="P1"><text:span text:style-name="T1">Coord. de Informát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measurelines" svg:width="4.9cm" svg:height="0.7cm" svg:x="33.014cm" svg:y="4.84cm">
          <text:p text:style-name="P1"><text:span text:style-name="T1">Recursos Human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measurelines" svg:x1="40.6cm" svg:y1="4.4cm" svg:x2="40.6cm" svg:y2="9.4cm">
          <text:p/>
        </draw:line>
        <draw:line draw:style-name="gr5" draw:text-style-name="P4" draw:layer="measurelines" svg:x1="40.6cm" svg:y1="2.75cm" svg:x2="40.6cm" svg:y2="3.7cm">
          <text:p/>
        </draw:line>
        <draw:line draw:style-name="gr5" draw:text-style-name="P4" draw:layer="measurelines" svg:x1="19.74cm" svg:y1="9.4cm" svg:x2="59.04cm" svg:y2="9.5cm">
          <text:p/>
        </draw:line>
        <draw:line draw:style-name="gr5" draw:text-style-name="P4" draw:layer="measurelines" svg:x1="37.9cm" svg:y1="5.2cm" svg:x2="40.6cm" svg:y2="5.2cm">
          <text:p/>
        </draw:line>
        <draw:line draw:style-name="gr5" draw:text-style-name="P4" draw:layer="measurelines" svg:x1="37.9cm" svg:y1="6.4cm" svg:x2="40.6cm" svg:y2="6.4cm">
          <text:p/>
        </draw:line>
        <draw:line draw:style-name="gr5" draw:text-style-name="P4" draw:layer="measurelines" svg:x1="37.9cm" svg:y1="7.4cm" svg:x2="40.6cm" svg:y2="7.4cm">
          <text:p/>
        </draw:line>
        <draw:line draw:style-name="gr5" draw:text-style-name="P4" draw:layer="measurelines" svg:x1="40.55cm" svg:y1="5.2cm" svg:x2="43.2cm" svg:y2="5.2cm">
          <text:p/>
        </draw:line>
        <draw:line draw:style-name="gr5" draw:text-style-name="P4" draw:layer="measurelines" svg:x1="40.55cm" svg:y1="6.4cm" svg:x2="43.2cm" svg:y2="6.4cm">
          <text:p/>
        </draw:line>
        <draw:line draw:style-name="gr5" draw:text-style-name="P4" draw:layer="measurelines" svg:x1="40.525cm" svg:y1="7.4cm" svg:x2="43.175cm" svg:y2="7.4cm">
          <text:p/>
        </draw:line>
        <draw:custom-shape draw:style-name="gr3" draw:text-style-name="P3" draw:layer="measurelines" svg:width="4.1cm" svg:height="1.2cm" svg:x="23.34cm" svg:y="11.2cm">
          <text:p text:style-name="P1"><text:span text:style-name="T1">Departamento de</text:span></text:p>
          <text:p text:style-name="P1"><text:span text:style-name="T1">Ciru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measurelines" svg:width="4.1cm" svg:height="1.2cm" svg:x="27.9cm" svg:y="11.2cm">
          <text:p text:style-name="P1"><text:span text:style-name="T1">Departamento de</text:span></text:p>
          <text:p text:style-name="P1"><text:span text:style-name="T1">Pediatr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measurelines" svg:width="4.1cm" svg:height="1.2cm" svg:x="32.24cm" svg:y="11.2cm">
          <text:p text:style-name="P1"><text:span text:style-name="T1">Departamento de</text:span></text:p>
          <text:p text:style-name="P1"><text:span text:style-name="T1">Emergen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measurelines" svg:width="4.1cm" svg:height="1.2cm" svg:x="36.54cm" svg:y="11.2cm">
          <text:p text:style-name="P1"><text:span text:style-name="T1">Departamento de</text:span></text:p>
          <text:p text:style-name="P1"><text:span text:style-name="T1">Obstetri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measurelines" svg:width="4.1cm" svg:height="1.2cm" svg:x="40.84cm" svg:y="11.2cm">
          <text:p text:style-name="P1"><text:span text:style-name="T1">Departamento de</text:span></text:p>
          <text:p text:style-name="P1"><text:span text:style-name="T1">Servicios de Apoy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measurelines" svg:width="4.3cm" svg:height="1.2cm" svg:x="45.4cm" svg:y="11.2cm">
          <text:p text:style-name="P1"><text:span text:style-name="T1">Departamento de</text:span></text:p>
          <text:p text:style-name="P1"><text:span text:style-name="T1">Servicios <text:s/>Auxilia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measurelines" svg:width="4.3cm" svg:height="1.2cm" svg:x="50.24cm" svg:y="11.2cm">
          <text:p text:style-name="P1"><text:span text:style-name="T1">Departamento de</text:span></text:p>
          <text:p text:style-name="P1"><text:span text:style-name="T1">Servicios <text:s/>Genera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measurelines" svg:width="4.3cm" svg:height="1.2cm" svg:x="54.84cm" svg:y="11.2cm">
          <text:p text:style-name="P1"><text:span text:style-name="T1">Departamento de</text:span></text:p>
          <text:p text:style-name="P1"><text:span text:style-name="T1">Admón y Finanz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18.44cm" svg:y="13.4cm">
          <text:p text:style-name="P1"><text:span text:style-name="T1">Psiquiatr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18.44cm" svg:y="14.3cm">
          <text:p text:style-name="P1"><text:span text:style-name="T1">Endocrin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18.44cm" svg:y="15.2cm">
          <text:p text:style-name="P1"><text:span text:style-name="T1">Reumat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18.44cm" svg:y="16.1cm">
          <text:p text:style-name="P1"><text:span text:style-name="T1">Cardi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18.44cm" svg:y="17cm">
          <text:p text:style-name="P1"><text:span text:style-name="T1">Hemat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18.44cm" svg:y="17.9cm">
          <text:p text:style-name="P1"><text:span text:style-name="T1">Nefr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measurelines" svg:width="0.502cm" svg:height="0.962cm" svg:x="33.94cm" svg:y="17.8cm">
          <draw:text-box>
            <text:p/>
          </draw:text-box>
        </draw:frame>
        <draw:frame draw:style-name="gr8" draw:text-style-name="P5" draw:layer="measurelines" svg:width="0.001cm" svg:height="0.962cm" svg:x="45.34cm" svg:y="14cm">
          <draw:text-box>
            <text:p/>
          </draw:text-box>
        </draw:frame>
        <draw:custom-shape draw:style-name="gr4" draw:text-style-name="P3" draw:layer="measurelines" svg:width="3.3cm" svg:height="0.7cm" svg:x="18.44cm" svg:y="18.8cm">
          <text:p text:style-name="P1"><text:span text:style-name="T1">Dermat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measurelines" svg:x1="19.74cm" svg:y1="9.4cm" svg:x2="19.74cm" svg:y2="11.2cm">
          <text:p/>
        </draw:line>
        <draw:line draw:style-name="gr5" draw:text-style-name="P4" draw:layer="measurelines" svg:x1="18.24cm" svg:y1="12.4cm" svg:x2="18.24cm" svg:y2="21.7cm">
          <text:p/>
        </draw:line>
        <draw:line draw:style-name="gr5" draw:text-style-name="P6" draw:layer="measurelines" svg:x1="18.24cm" svg:y1="14.6cm" svg:x2="18.44cm" svg:y2="14.6cm">
          <text:p/>
        </draw:line>
        <draw:line draw:style-name="gr5" draw:text-style-name="P6" draw:layer="measurelines" svg:x1="18.24cm" svg:y1="16.4cm" svg:x2="18.44cm" svg:y2="16.4cm">
          <text:p/>
        </draw:line>
        <draw:line draw:style-name="gr5" draw:text-style-name="P6" draw:layer="measurelines" svg:x1="18.24cm" svg:y1="13.7cm" svg:x2="18.44cm" svg:y2="13.7cm">
          <text:p/>
        </draw:line>
        <draw:line draw:style-name="gr5" draw:text-style-name="P6" draw:layer="measurelines" svg:x1="18.24cm" svg:y1="17.3cm" svg:x2="18.44cm" svg:y2="17.3cm">
          <text:p/>
        </draw:line>
        <draw:line draw:style-name="gr5" draw:text-style-name="P6" draw:layer="measurelines" svg:x1="18.24cm" svg:y1="12.9cm" svg:x2="18.44cm" svg:y2="12.9cm">
          <text:p/>
        </draw:line>
        <draw:line draw:style-name="gr5" draw:text-style-name="P6" draw:layer="measurelines" svg:x1="18.24cm" svg:y1="19.1cm" svg:x2="18.44cm" svg:y2="19.1cm">
          <text:p/>
        </draw:line>
        <draw:line draw:style-name="gr5" draw:text-style-name="P4" draw:layer="measurelines" svg:x1="23.64cm" svg:y1="12.4cm" svg:x2="23.64cm" svg:y2="17.8cm">
          <text:p/>
        </draw:line>
        <draw:line draw:style-name="gr5" draw:text-style-name="P4" draw:layer="measurelines" svg:x1="25.44cm" svg:y1="9.4cm" svg:x2="25.44cm" svg:y2="11.2cm">
          <text:p/>
        </draw:line>
        <draw:custom-shape draw:style-name="gr4" draw:text-style-name="P3" draw:layer="measurelines" svg:width="3.3cm" svg:height="0.7cm" svg:x="23.84cm" svg:y="12.8cm">
          <text:p text:style-name="P1"><text:span text:style-name="T1">Cirugía Gen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23.84cm" svg:y="13.7cm">
          <text:p text:style-name="P1"><text:span text:style-name="T1">Ur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23.84cm" svg:y="14.6cm">
          <text:p text:style-name="P1"><text:span text:style-name="T1">Otorr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23.84cm" svg:y="15.5cm">
          <text:p text:style-name="P1"><text:span text:style-name="T1">Onc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23.84cm" svg:y="16.4cm">
          <text:p text:style-name="P1"><text:span text:style-name="T1">Traumat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measurelines" svg:width="3.3cm" svg:height="1cm" svg:x="23.84cm" svg:y="17.3cm">
          <text:p text:style-name="P1"><text:span text:style-name="T1">Cirugía </text:span></text:p>
          <text:p text:style-name="P1"><text:span text:style-name="T1">reconstruct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measurelines" svg:x1="23.64cm" svg:y1="13.1cm" svg:x2="23.84cm" svg:y2="13.1cm">
          <text:p/>
        </draw:line>
        <draw:line draw:style-name="gr5" draw:text-style-name="P6" draw:layer="measurelines" svg:x1="23.64cm" svg:y1="14cm" svg:x2="23.84cm" svg:y2="14cm">
          <text:p/>
        </draw:line>
        <draw:line draw:style-name="gr5" draw:text-style-name="P6" draw:layer="measurelines" svg:x1="23.64cm" svg:y1="14.9cm" svg:x2="23.84cm" svg:y2="14.9cm">
          <text:p/>
        </draw:line>
        <draw:line draw:style-name="gr5" draw:text-style-name="P6" draw:layer="measurelines" svg:x1="23.64cm" svg:y1="15.8cm" svg:x2="23.84cm" svg:y2="15.8cm">
          <text:p/>
        </draw:line>
        <draw:line draw:style-name="gr5" draw:text-style-name="P6" draw:layer="measurelines" svg:x1="23.64cm" svg:y1="16.7cm" svg:x2="23.84cm" svg:y2="16.7cm">
          <text:p/>
        </draw:line>
        <draw:line draw:style-name="gr5" draw:text-style-name="P6" draw:layer="measurelines" svg:x1="23.64cm" svg:y1="17.8cm" svg:x2="23.84cm" svg:y2="17.8cm">
          <text:p/>
        </draw:line>
        <draw:line draw:style-name="gr5" draw:text-style-name="P4" draw:layer="measurelines" svg:x1="27.94cm" svg:y1="12.4cm" svg:x2="27.94cm" svg:y2="18.6cm">
          <text:p/>
        </draw:line>
        <draw:custom-shape draw:style-name="gr10" draw:text-style-name="P3" draw:layer="measurelines" svg:width="3.3cm" svg:height="0.9cm" svg:x="28.16cm" svg:y="12.6cm">
          <text:p text:style-name="P1"><text:span text:style-name="T1">Emergencia de</text:span></text:p>
          <text:p text:style-name="P1"><text:span text:style-name="T1">Pediatr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28.16cm" svg:y="13.65cm">
          <text:p text:style-name="P1"><text:span text:style-name="T1">Pediatría Gen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28.16cm" svg:y="14.55cm">
          <text:p text:style-name="P1"><text:span text:style-name="T1">Gastroenter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measurelines" svg:width="3.3cm" svg:height="0.95cm" svg:x="28.16cm" svg:y="15.45cm">
          <text:p text:style-name="P1"><text:span text:style-name="T1">Nefrología </text:span></text:p>
          <text:p text:style-name="P1"><text:span text:style-name="T1">Pediatr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measurelines" svg:x1="27.96cm" svg:y1="13.05cm" svg:x2="28.16cm" svg:y2="13.05cm">
          <text:p/>
        </draw:line>
        <draw:line draw:style-name="gr5" draw:text-style-name="P6" draw:layer="measurelines" svg:x1="27.96cm" svg:y1="13.95cm" svg:x2="28.16cm" svg:y2="13.95cm">
          <text:p/>
        </draw:line>
        <draw:line draw:style-name="gr5" draw:text-style-name="P6" draw:layer="measurelines" svg:x1="27.96cm" svg:y1="14.85cm" svg:x2="28.16cm" svg:y2="14.85cm">
          <text:p/>
        </draw:line>
        <draw:line draw:style-name="gr5" draw:text-style-name="P6" draw:layer="measurelines" svg:x1="27.96cm" svg:y1="15.85cm" svg:x2="28.16cm" svg:y2="15.85cm">
          <text:p/>
        </draw:line>
        <draw:line draw:style-name="gr5" draw:text-style-name="P6" draw:layer="measurelines" svg:x1="27.96cm" svg:y1="17.15cm" svg:x2="28.16cm" svg:y2="17.15cm">
          <text:p/>
        </draw:line>
        <draw:custom-shape draw:style-name="gr11" draw:text-style-name="P3" draw:layer="measurelines" svg:width="3.3cm" svg:height="0.95cm" svg:x="28.16cm" svg:y="16.65cm">
          <text:p text:style-name="P1"><text:span text:style-name="T1">Neurociru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measurelines" svg:x1="27.94cm" svg:y1="18.6cm" svg:x2="28.14cm" svg:y2="18.6cm">
          <text:p/>
        </draw:line>
        <draw:custom-shape draw:style-name="gr11" draw:text-style-name="P3" draw:layer="measurelines" svg:width="3.3cm" svg:height="0.95cm" svg:x="28.16cm" svg:y="17.85cm">
          <text:p text:style-name="P1"><text:span text:style-name="T1">Neumat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measurelines" svg:x1="29.74cm" svg:y1="9.4cm" svg:x2="29.74cm" svg:y2="11.2cm">
          <text:p/>
        </draw:line>
        <draw:line draw:style-name="gr5" draw:text-style-name="P4" draw:layer="measurelines" svg:x1="34.24cm" svg:y1="9.4cm" svg:x2="34.24cm" svg:y2="11.2cm">
          <text:p/>
        </draw:line>
        <draw:line draw:style-name="gr5" draw:text-style-name="P4" draw:layer="measurelines" svg:x1="32.24cm" svg:y1="12.4cm" svg:x2="32.24cm" svg:y2="15.8cm">
          <text:p/>
        </draw:line>
        <draw:custom-shape draw:style-name="gr12" draw:text-style-name="P3" draw:layer="measurelines" svg:width="3.3cm" svg:height="0.85cm" svg:x="32.46cm" svg:y="12.6cm">
          <text:p text:style-name="P1"><text:span text:style-name="T1">Cuidados </text:span></text:p>
          <text:p text:style-name="P1"><text:span text:style-name="T1">Intens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32.46cm" svg:y="13.65cm">
          <text:p text:style-name="P1"><text:span text:style-name="T1">Enfermer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32.46cm" svg:y="14.55cm">
          <text:p text:style-name="P1"><text:span text:style-name="T1">Sala de Sh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32.46cm" svg:y="15.45cm">
          <text:p text:style-name="P1"><text:span text:style-name="T1">Observ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measurelines" svg:x1="32.26cm" svg:y1="13.05cm" svg:x2="32.46cm" svg:y2="13.05cm">
          <text:p/>
        </draw:line>
        <draw:line draw:style-name="gr5" draw:text-style-name="P6" draw:layer="measurelines" svg:x1="32.26cm" svg:y1="13.95cm" svg:x2="32.46cm" svg:y2="13.95cm">
          <text:p/>
        </draw:line>
        <draw:line draw:style-name="gr5" draw:text-style-name="P6" draw:layer="measurelines" svg:x1="32.26cm" svg:y1="14.85cm" svg:x2="32.46cm" svg:y2="14.85cm">
          <text:p/>
        </draw:line>
        <draw:line draw:style-name="gr5" draw:text-style-name="P6" draw:layer="measurelines" svg:x1="32.24cm" svg:y1="15.8cm" svg:x2="32.44cm" svg:y2="15.8cm">
          <text:p/>
        </draw:line>
        <draw:line draw:style-name="gr5" draw:text-style-name="P4" draw:layer="measurelines" svg:x1="38.64cm" svg:y1="9.4cm" svg:x2="38.64cm" svg:y2="11.2cm">
          <text:p/>
        </draw:line>
        <draw:line draw:style-name="gr5" draw:text-style-name="P4" draw:layer="measurelines" svg:x1="36.56cm" svg:y1="12.35cm" svg:x2="36.54cm" svg:y2="17.4cm">
          <text:p/>
        </draw:line>
        <draw:custom-shape draw:style-name="gr12" draw:text-style-name="P3" draw:layer="measurelines" svg:width="3.3cm" svg:height="0.85cm" svg:x="36.78cm" svg:y="12.55cm">
          <text:p text:style-name="P1"><text:span text:style-name="T1">Cuidados </text:span></text:p>
          <text:p text:style-name="P1"><text:span text:style-name="T1">Intens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36.78cm" svg:y="13.6cm">
          <text:p text:style-name="P1"><text:span text:style-name="T1">Enfermer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36.78cm" svg:y="14.5cm">
          <text:p text:style-name="P1"><text:span text:style-name="T1">Sala de Sh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36.78cm" svg:y="15.3cm">
          <text:p text:style-name="P1"><text:span text:style-name="T1">Alto Ries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measurelines" svg:x1="36.58cm" svg:y1="13cm" svg:x2="36.78cm" svg:y2="13cm">
          <text:p/>
        </draw:line>
        <draw:line draw:style-name="gr5" draw:text-style-name="P6" draw:layer="measurelines" svg:x1="36.58cm" svg:y1="13.9cm" svg:x2="36.78cm" svg:y2="13.9cm">
          <text:p/>
        </draw:line>
        <draw:line draw:style-name="gr5" draw:text-style-name="P6" draw:layer="measurelines" svg:x1="36.58cm" svg:y1="14.8cm" svg:x2="36.78cm" svg:y2="14.8cm">
          <text:p/>
        </draw:line>
        <draw:line draw:style-name="gr5" draw:text-style-name="P6" draw:layer="measurelines" svg:x1="36.56cm" svg:y1="16.45cm" svg:x2="36.76cm" svg:y2="16.45cm">
          <text:p/>
        </draw:line>
        <draw:custom-shape draw:style-name="gr12" draw:text-style-name="P3" draw:layer="measurelines" svg:width="3.3cm" svg:height="0.85cm" svg:x="36.78cm" svg:y="12.55cm">
          <text:p text:style-name="P1"><text:span text:style-name="T1">Ginec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36.78cm" svg:y="13.6cm">
          <text:p text:style-name="P1"><text:span text:style-name="T1">Obstetri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36.78cm" svg:y="14.5cm">
          <text:p text:style-name="P1"><text:span text:style-name="T1">Sala de Par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36.78cm" svg:y="16.1cm">
          <text:p text:style-name="P1"><text:span text:style-name="T1">Pre-Na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measurelines" svg:x1="36.58cm" svg:y1="13cm" svg:x2="36.78cm" svg:y2="13cm">
          <text:p/>
        </draw:line>
        <draw:line draw:style-name="gr5" draw:text-style-name="P6" draw:layer="measurelines" svg:x1="36.58cm" svg:y1="13.9cm" svg:x2="36.78cm" svg:y2="13.9cm">
          <text:p/>
        </draw:line>
        <draw:line draw:style-name="gr5" draw:text-style-name="P6" draw:layer="measurelines" svg:x1="36.58cm" svg:y1="14.8cm" svg:x2="36.78cm" svg:y2="14.8cm">
          <text:p/>
        </draw:line>
        <draw:line draw:style-name="gr5" draw:text-style-name="P6" draw:layer="measurelines" svg:x1="36.56cm" svg:y1="15.65cm" svg:x2="36.76cm" svg:y2="15.65cm">
          <text:p/>
        </draw:line>
        <draw:custom-shape draw:style-name="gr4" draw:text-style-name="P3" draw:layer="measurelines" svg:width="3.3cm" svg:height="0.7cm" svg:x="36.78cm" svg:y="16.9cm">
          <text:p text:style-name="P1"><text:span text:style-name="T1">Post-Na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measurelines" svg:x1="36.54cm" svg:y1="17.4cm" svg:x2="36.74cm" svg:y2="17.4cm">
          <text:p/>
        </draw:line>
        <draw:line draw:style-name="gr5" draw:text-style-name="P4" draw:layer="measurelines" svg:x1="42.94cm" svg:y1="9.4cm" svg:x2="42.94cm" svg:y2="11.2cm">
          <text:p/>
        </draw:line>
        <draw:line draw:style-name="gr5" draw:text-style-name="P4" draw:layer="measurelines" svg:x1="40.83cm" svg:y1="12.375cm" svg:x2="40.84cm" svg:y2="16.5cm">
          <text:p/>
        </draw:line>
        <draw:custom-shape draw:style-name="gr12" draw:text-style-name="P3" draw:layer="measurelines" svg:width="3.3cm" svg:height="0.85cm" svg:x="41.05cm" svg:y="12.575cm">
          <text:p text:style-name="P1"><text:span text:style-name="T1">Cuidados </text:span></text:p>
          <text:p text:style-name="P1"><text:span text:style-name="T1">Intens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41.05cm" svg:y="13.625cm">
          <text:p text:style-name="P1"><text:span text:style-name="T1">Enfermer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41.05cm" svg:y="14.525cm">
          <text:p text:style-name="P1"><text:span text:style-name="T1">Sala de Sh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41.05cm" svg:y="15.425cm">
          <text:p text:style-name="P1"><text:span text:style-name="T1">Enfermer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measurelines" svg:x1="40.85cm" svg:y1="13.025cm" svg:x2="41.05cm" svg:y2="13.025cm">
          <text:p/>
        </draw:line>
        <draw:line draw:style-name="gr5" draw:text-style-name="P6" draw:layer="measurelines" svg:x1="40.85cm" svg:y1="13.925cm" svg:x2="41.05cm" svg:y2="13.925cm">
          <text:p/>
        </draw:line>
        <draw:line draw:style-name="gr5" draw:text-style-name="P6" draw:layer="measurelines" svg:x1="40.85cm" svg:y1="14.825cm" svg:x2="41.05cm" svg:y2="14.825cm">
          <text:p/>
        </draw:line>
        <draw:line draw:style-name="gr5" draw:text-style-name="P6" draw:layer="measurelines" svg:x1="40.83cm" svg:y1="16.475cm" svg:x2="41.03cm" svg:y2="16.475cm">
          <text:p/>
        </draw:line>
        <draw:custom-shape draw:style-name="gr12" draw:text-style-name="P3" draw:layer="measurelines" svg:width="3.3cm" svg:height="0.85cm" svg:x="41.05cm" svg:y="12.575cm">
          <text:p text:style-name="P1"><text:span text:style-name="T1">Bibliote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41.05cm" svg:y="13.625cm">
          <text:p text:style-name="P1"><text:span text:style-name="T1">Promoción 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41.05cm" svg:y="14.525cm">
          <text:p text:style-name="P1"><text:span text:style-name="T1">Nutrición Dietét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measurelines" svg:width="3.3cm" svg:height="0.875cm" svg:x="41.05cm" svg:y="16.325cm">
          <text:p text:style-name="P1"><text:span text:style-name="T1">Reg y Estad </text:span></text:p>
          <text:p text:style-name="P1"><text:span text:style-name="T1">Méd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measurelines" svg:x1="40.85cm" svg:y1="13.025cm" svg:x2="41.05cm" svg:y2="13.025cm">
          <text:p/>
        </draw:line>
        <draw:line draw:style-name="gr5" draw:text-style-name="P6" draw:layer="measurelines" svg:x1="40.85cm" svg:y1="13.925cm" svg:x2="41.05cm" svg:y2="13.925cm">
          <text:p/>
        </draw:line>
        <draw:line draw:style-name="gr5" draw:text-style-name="P6" draw:layer="measurelines" svg:x1="40.85cm" svg:y1="14.825cm" svg:x2="41.05cm" svg:y2="14.825cm">
          <text:p/>
        </draw:line>
        <draw:line draw:style-name="gr5" draw:text-style-name="P6" draw:layer="measurelines" svg:x1="40.83cm" svg:y1="15.675cm" svg:x2="41.03cm" svg:y2="15.675cm">
          <text:p/>
        </draw:line>
        <draw:line draw:style-name="gr5" draw:text-style-name="P4" draw:layer="measurelines" svg:x1="47.64cm" svg:y1="9.5cm" svg:x2="47.64cm" svg:y2="11.2cm">
          <text:p/>
        </draw:line>
        <draw:custom-shape draw:style-name="gr4" draw:text-style-name="P3" draw:layer="measurelines" svg:width="3.3cm" svg:height="0.7cm" svg:x="18.44cm" svg:y="19.6cm">
          <text:p text:style-name="P1"><text:span text:style-name="T1">Hemat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18.44cm" svg:y="20.5cm">
          <text:p text:style-name="P1"><text:span text:style-name="T1">Nefr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18.44cm" svg:y="21.4cm">
          <text:p text:style-name="P1"><text:span text:style-name="T1">Dermat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measurelines" svg:x1="18.24cm" svg:y1="18.2cm" svg:x2="18.44cm" svg:y2="18.2cm">
          <text:p/>
        </draw:line>
        <draw:line draw:style-name="gr5" draw:text-style-name="P6" draw:layer="measurelines" svg:x1="18.24cm" svg:y1="19.9cm" svg:x2="18.44cm" svg:y2="19.9cm">
          <text:p/>
        </draw:line>
        <draw:line draw:style-name="gr5" draw:text-style-name="P6" draw:layer="measurelines" svg:x1="18.24cm" svg:y1="15.4cm" svg:x2="18.44cm" svg:y2="15.4cm">
          <text:p/>
        </draw:line>
        <draw:line draw:style-name="gr5" draw:text-style-name="P6" draw:layer="measurelines" svg:x1="18.24cm" svg:y1="20.8cm" svg:x2="18.44cm" svg:y2="20.8cm">
          <text:p/>
        </draw:line>
        <draw:line draw:style-name="gr5" draw:text-style-name="P6" draw:layer="measurelines" svg:x1="18.24cm" svg:y1="21.7cm" svg:x2="18.44cm" svg:y2="21.7cm">
          <text:p/>
        </draw:line>
        <draw:custom-shape draw:style-name="gr4" draw:text-style-name="P3" draw:layer="measurelines" svg:width="3.3cm" svg:height="0.7cm" svg:x="45.64cm" svg:y="12.7cm">
          <text:p text:style-name="P1"><text:span text:style-name="T1">Fisiatr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measurelines" svg:width="3.3cm" svg:height="1.1cm" svg:x="45.64cm" svg:y="13.6cm">
          <text:p text:style-name="P1"><text:span text:style-name="T1">Anatomía</text:span></text:p>
          <text:p text:style-name="P1"><text:span text:style-name="T1"><text:s/></text:span><text:span text:style-name="T1">Psiológ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45.64cm" svg:y="14.9cm">
          <text:p text:style-name="P1"><text:span text:style-name="T1">Laboratori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45.64cm" svg:y="15.8cm">
          <text:p text:style-name="P1"><text:span text:style-name="T1">Radi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45.64cm" svg:y="16.7cm">
          <text:p text:style-name="P1"><text:span text:style-name="T1">Quirófa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45.64cm" svg:y="17.6cm">
          <text:p text:style-name="P1"><text:span text:style-name="T1">Anestesi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45.64cm" svg:y="18.5cm">
          <text:p text:style-name="P1"><text:span text:style-name="T1">Odontolog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measurelines" svg:x1="45.44cm" svg:y1="12.4cm" svg:x2="45.44cm" svg:y2="23.6cm">
          <text:p/>
        </draw:line>
        <draw:line draw:style-name="gr5" draw:text-style-name="P6" draw:layer="measurelines" svg:x1="45.44cm" svg:y1="16.1cm" svg:x2="45.64cm" svg:y2="16.1cm">
          <text:p/>
        </draw:line>
        <draw:line draw:style-name="gr5" draw:text-style-name="P6" draw:layer="measurelines" svg:x1="45.44cm" svg:y1="14.1cm" svg:x2="45.64cm" svg:y2="14.1cm">
          <text:p/>
        </draw:line>
        <draw:line draw:style-name="gr5" draw:text-style-name="P6" draw:layer="measurelines" svg:x1="45.44cm" svg:y1="17cm" svg:x2="45.64cm" svg:y2="17cm">
          <text:p/>
        </draw:line>
        <draw:line draw:style-name="gr5" draw:text-style-name="P6" draw:layer="measurelines" svg:x1="45.44cm" svg:y1="13cm" svg:x2="45.64cm" svg:y2="13cm">
          <text:p/>
        </draw:line>
        <draw:line draw:style-name="gr5" draw:text-style-name="P6" draw:layer="measurelines" svg:x1="45.44cm" svg:y1="18.8cm" svg:x2="45.64cm" svg:y2="18.8cm">
          <text:p/>
        </draw:line>
        <draw:custom-shape draw:style-name="gr4" draw:text-style-name="P3" draw:layer="measurelines" svg:width="3.3cm" svg:height="0.7cm" svg:x="45.64cm" svg:y="19.4cm">
          <text:p text:style-name="P1"><text:span text:style-name="T1">Tomograf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45.64cm" svg:y="20.3cm">
          <text:p text:style-name="P1"><text:span text:style-name="T1">Dialisí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45.64cm" svg:y="21.2cm">
          <text:p text:style-name="P1"><text:span text:style-name="T1">Radio Terap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measurelines" svg:x1="45.44cm" svg:y1="17.9cm" svg:x2="45.64cm" svg:y2="17.9cm">
          <text:p/>
        </draw:line>
        <draw:line draw:style-name="gr5" draw:text-style-name="P6" draw:layer="measurelines" svg:x1="45.44cm" svg:y1="19.7cm" svg:x2="45.64cm" svg:y2="19.7cm">
          <text:p/>
        </draw:line>
        <draw:line draw:style-name="gr5" draw:text-style-name="P6" draw:layer="measurelines" svg:x1="45.44cm" svg:y1="15.2cm" svg:x2="45.64cm" svg:y2="15.2cm">
          <text:p/>
        </draw:line>
        <draw:line draw:style-name="gr5" draw:text-style-name="P6" draw:layer="measurelines" svg:x1="45.44cm" svg:y1="20.6cm" svg:x2="45.64cm" svg:y2="20.6cm">
          <text:p/>
        </draw:line>
        <draw:line draw:style-name="gr5" draw:text-style-name="P6" draw:layer="measurelines" svg:x1="45.44cm" svg:y1="21.5cm" svg:x2="45.64cm" svg:y2="21.5cm">
          <text:p/>
        </draw:line>
        <draw:custom-shape draw:style-name="gr4" draw:text-style-name="P3" draw:layer="measurelines" svg:width="3.3cm" svg:height="0.7cm" svg:x="45.64cm" svg:y="22.1cm">
          <text:p text:style-name="P1"><text:span text:style-name="T1">Alberg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measurelines" svg:x1="45.44cm" svg:y1="22.4cm" svg:x2="45.64cm" svg:y2="22.4cm">
          <text:p/>
        </draw:line>
        <draw:custom-shape draw:style-name="gr4" draw:text-style-name="P3" draw:layer="measurelines" svg:width="3.3cm" svg:height="0.7cm" svg:x="45.64cm" svg:y="23cm">
          <text:p text:style-name="P1"><text:span text:style-name="T1">Farmac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measurelines" svg:x1="45.44cm" svg:y1="23.6cm" svg:x2="45.64cm" svg:y2="23.6cm">
          <text:p/>
        </draw:line>
        <draw:line draw:style-name="gr5" draw:text-style-name="P4" draw:layer="measurelines" svg:x1="50.36cm" svg:y1="12.45cm" svg:x2="50.34cm" svg:y2="17cm">
          <text:p/>
        </draw:line>
        <draw:custom-shape draw:style-name="gr12" draw:text-style-name="P3" draw:layer="measurelines" svg:width="3.3cm" svg:height="0.85cm" svg:x="50.58cm" svg:y="12.65cm">
          <text:p text:style-name="P1"><text:span text:style-name="T1">Cuidados </text:span></text:p>
          <text:p text:style-name="P1"><text:span text:style-name="T1">Intens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50.58cm" svg:y="13.7cm">
          <text:p text:style-name="P1"><text:span text:style-name="T1">Enfermer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50.56cm" svg:y="14.7cm">
          <text:p text:style-name="P1"><text:span text:style-name="T1">Mantenimi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50.56cm" svg:y="15.6cm">
          <text:p text:style-name="P1"><text:span text:style-name="T1">Sanami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measurelines" svg:x1="50.38cm" svg:y1="13.1cm" svg:x2="50.58cm" svg:y2="13.1cm">
          <text:p/>
        </draw:line>
        <draw:line draw:style-name="gr5" draw:text-style-name="P6" draw:layer="measurelines" svg:x1="50.36cm" svg:y1="15cm" svg:x2="50.56cm" svg:y2="15cm">
          <text:p/>
        </draw:line>
        <draw:line draw:style-name="gr5" draw:text-style-name="P6" draw:layer="measurelines" svg:x1="50.34cm" svg:y1="17cm" svg:x2="50.54cm" svg:y2="17cm">
          <text:p/>
        </draw:line>
        <draw:custom-shape draw:style-name="gr12" draw:text-style-name="P3" draw:layer="measurelines" svg:width="3.3cm" svg:height="0.85cm" svg:x="50.58cm" svg:y="12.65cm">
          <text:p text:style-name="P1"><text:span text:style-name="T1">Carpinter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measurelines" svg:width="3.3cm" svg:height="0.8cm" svg:x="50.58cm" svg:y="13.7cm">
          <text:p text:style-name="P1"><text:span text:style-name="T1">Lavanderia y</text:span></text:p>
          <text:p text:style-name="P1"><text:span text:style-name="T1"><text:s/></text:span><text:span text:style-name="T1">Lencer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50.56cm" svg:y="16.5cm">
          <text:p text:style-name="P1"><text:span text:style-name="T1">Segurid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measurelines" svg:x1="50.38cm" svg:y1="13.1cm" svg:x2="50.58cm" svg:y2="13.1cm">
          <text:p/>
        </draw:line>
        <draw:line draw:style-name="gr5" draw:text-style-name="P6" draw:layer="measurelines" svg:x1="50.38cm" svg:y1="14.1cm" svg:x2="50.58cm" svg:y2="14.1cm">
          <text:p/>
        </draw:line>
        <draw:line draw:style-name="gr5" draw:text-style-name="P6" draw:layer="measurelines" svg:x1="50.36cm" svg:y1="15cm" svg:x2="50.56cm" svg:y2="15cm">
          <text:p/>
        </draw:line>
        <draw:line draw:style-name="gr5" draw:text-style-name="P6" draw:layer="measurelines" svg:x1="50.34cm" svg:y1="15.85cm" svg:x2="50.54cm" svg:y2="15.85cm">
          <text:p/>
        </draw:line>
        <draw:line draw:style-name="gr5" draw:text-style-name="P4" draw:layer="measurelines" svg:x1="52.44cm" svg:y1="9.45cm" svg:x2="52.44cm" svg:y2="11.15cm">
          <text:p/>
        </draw:line>
        <draw:line draw:style-name="gr5" draw:text-style-name="P4" draw:layer="measurelines" svg:x1="59.04cm" svg:y1="9.5cm" svg:x2="59.04cm" svg:y2="11.2cm">
          <text:p/>
        </draw:line>
        <draw:line draw:style-name="gr5" draw:text-style-name="P4" draw:layer="measurelines" svg:x1="54.86cm" svg:y1="12.4cm" svg:x2="54.84cm" svg:y2="16.5cm">
          <text:p/>
        </draw:line>
        <draw:custom-shape draw:style-name="gr12" draw:text-style-name="P3" draw:layer="measurelines" svg:width="3.3cm" svg:height="0.85cm" svg:x="55.08cm" svg:y="12.6cm">
          <text:p text:style-name="P1"><text:span text:style-name="T1">Cuidados </text:span></text:p>
          <text:p text:style-name="P1"><text:span text:style-name="T1">Intens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55.08cm" svg:y="13.65cm">
          <text:p text:style-name="P1"><text:span text:style-name="T1">Enfermer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3.3cm" svg:height="0.7cm" svg:x="55.08cm" svg:y="14.75cm">
          <text:p text:style-name="P1"><text:span text:style-name="T1">Tesorer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measurelines" svg:x1="54.88cm" svg:y1="13.05cm" svg:x2="55.08cm" svg:y2="13.05cm">
          <text:p/>
        </draw:line>
        <draw:line draw:style-name="gr5" draw:text-style-name="P6" draw:layer="measurelines" svg:x1="54.86cm" svg:y1="16.5cm" svg:x2="55.06cm" svg:y2="16.5cm">
          <text:p/>
        </draw:line>
        <draw:custom-shape draw:style-name="gr12" draw:text-style-name="P3" draw:layer="measurelines" svg:width="3.3cm" svg:height="0.85cm" svg:x="55.08cm" svg:y="12.6cm">
          <text:p text:style-name="P1"><text:span text:style-name="T1">Contabilid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measurelines" svg:width="3.3cm" svg:height="0.95cm" svg:x="55.08cm" svg:y="13.65cm">
          <text:p text:style-name="P1"><text:span text:style-name="T1">Compras y </text:span></text:p>
          <text:p text:style-name="P1"><text:span text:style-name="T1">Suminis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measurelines" svg:width="3.3cm" svg:height="0.95cm" svg:x="55.08cm" svg:y="15.65cm">
          <text:p text:style-name="P1"><text:span text:style-name="T1">Ejecución de </text:span></text:p>
          <text:p text:style-name="P1"><text:span text:style-name="T1">Presupues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measurelines" svg:x1="54.88cm" svg:y1="13.05cm" svg:x2="55.08cm" svg:y2="13.05cm">
          <text:p/>
        </draw:line>
        <draw:line draw:style-name="gr5" draw:text-style-name="P6" draw:layer="measurelines" svg:x1="54.88cm" svg:y1="14.15cm" svg:x2="55.08cm" svg:y2="14.15cm">
          <text:p/>
        </draw:line>
        <draw:line draw:style-name="gr5" draw:text-style-name="P6" draw:layer="measurelines" svg:x1="54.86cm" svg:y1="15.1cm" svg:x2="55.06cm" svg:y2="15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44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8T22:36:55.430202795</meta:creation-date>
    <dc:date>2016-08-29T01:21:04.062021936</dc:date>
    <meta:editing-duration>PT57M4S</meta:editing-duration>
    <meta:editing-cycles>11</meta:editing-cycles>
    <meta:generator>LibreOffice/5.0.3.2$Linux_x86 LibreOffice_project/00m0$Build-2</meta:generator>
    <meta:document-statistic meta:object-count="183"/>
  </office:meta>
</office:document-meta>
</file>